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paragraph-properties fo:text-align="start" style:justify-single-word="false"/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start" style:justify-single-word="false"/>
      <style:text-properties fo:font-weight="normal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font-name="Times New Roman1"/>
    </style:style>
    <style:style style:family="text" style:name="T4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="DejaVu Sans1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graphic" style:name="fr2" style:parent-style-name="Frame">
      <style:graphic-properties fo:border="none" fo:padding="0cm" style:horizontal-pos="from-left" style:horizontal-rel="paragraph" style:shadow="none" style:vertical-pos="from-top" style:vertical-rel="paragrap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name="Cadre1" draw:style-name="fr2" draw:z-index="1" svg:height="2.833cm" svg:width="7.631cm" svg:x="7.8cm" svg:y="0.295cm" text:anchor-type="paragraph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7">do text</text:span></text:p><text:p text:style-name="P6"><text:span text:style-name="T7">from xhtml(</text:span><text:span text:style-name="T10">tool.decorateHTML('UrbanAddress', </text:span><text:span text:style-name="T7">urbanEventObj.getLinkedOrganisationTerm().getFormattedDescription()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permis d'urbanisme</text:p>
      <text:p text:style-name="UrbanBody"/>
      <text:p text:style-name="UrbanBody"><text:span text:style-name="T4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<text:span text:style-name="T5">Import depuis reference.odt</text:span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paragraph-properties fo:text-align="start" style:justify-single-word="false"/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start" style:justify-single-word="false"/>
      <style:text-properties fo:font-weight="normal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font-name="Times New Roman1"/>
    </style:style>
    <style:style style:family="text" style:name="T4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="DejaVu Sans1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graphic" style:name="fr2" style:parent-style-name="Frame">
      <style:graphic-properties fo:border="none" fo:padding="0cm" style:horizontal-pos="from-left" style:horizontal-rel="paragraph" style:shadow="none" style:vertical-pos="from-top" style:vertical-rel="paragrap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name="Cadre1" draw:style-name="fr2" draw:z-index="1" svg:height="2.833cm" svg:width="7.631cm" svg:x="7.8cm" svg:y="0.295cm" text:anchor-type="paragraph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7">do text</text:span></text:p><text:p text:style-name="P6"><text:span text:style-name="T7">from xhtml(</text:span><text:span text:style-name="T10">tool.decorateHTML('UrbanAddress', </text:span><text:span text:style-name="T7">urbanEventObj.getLinkedOrganisationTerm().getFormattedDescription()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permis d'urbanisme</text:p>
      <text:p text:style-name="UrbanBody"/>
      <text:p text:style-name="UrbanBody"><text:span text:style-name="T4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<text:span text:style-name="T5">Import depuis reference.odt</text:span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paragraph-properties fo:text-align="start" style:justify-single-word="false"/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start" style:justify-single-word="false"/>
      <style:text-properties fo:font-weight="normal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font-name="Times New Roman1"/>
    </style:style>
    <style:style style:family="text" style:name="T4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="DejaVu Sans1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graphic" style:name="fr2" style:parent-style-name="Frame">
      <style:graphic-properties fo:border="none" fo:padding="0cm" style:horizontal-pos="from-left" style:horizontal-rel="paragraph" style:shadow="none" style:vertical-pos="from-top" style:vertical-rel="paragrap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name="Cadre1" draw:style-name="fr2" draw:z-index="1" svg:height="2.833cm" svg:width="7.631cm" svg:x="7.8cm" svg:y="0.295cm" text:anchor-type="paragraph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7">do text</text:span></text:p><text:p text:style-name="P6"><text:span text:style-name="T7">from xhtml(</text:span><text:span text:style-name="T10">tool.decorateHTML('UrbanAddress', </text:span><text:span text:style-name="T7">urbanEventObj.getLinkedOrganisationTerm().getFormattedDescription()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permis d'urbanisme</text:p>
      <text:p text:style-name="UrbanBody"/>
      <text:p text:style-name="UrbanBody"><text:span text:style-name="T4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<text:span text:style-name="T5">Import depuis reference.odt</text:span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paragraph-properties fo:text-align="start" style:justify-single-word="false"/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start" style:justify-single-word="false"/>
      <style:text-properties fo:font-weight="normal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font-name="Times New Roman1"/>
    </style:style>
    <style:style style:family="text" style:name="T4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="DejaVu Sans1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graphic" style:name="fr2" style:parent-style-name="Frame">
      <style:graphic-properties fo:border="none" fo:padding="0cm" style:horizontal-pos="from-left" style:horizontal-rel="paragraph" style:shadow="none" style:vertical-pos="from-top" style:vertical-rel="paragrap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name="Cadre1" draw:style-name="fr2" draw:z-index="1" svg:height="2.833cm" svg:width="7.631cm" svg:x="7.8cm" svg:y="0.295cm" text:anchor-type="paragraph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7">do text</text:span></text:p><text:p text:style-name="P6"><text:span text:style-name="T7">from xhtml(</text:span><text:span text:style-name="T10">tool.decorateHTML('UrbanAddress', </text:span><text:span text:style-name="T7">urbanEventObj.getLinkedOrganisationTerm().getFormattedDescription()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permis d'urbanisme</text:p>
      <text:p text:style-name="UrbanBody"/>
      <text:p text:style-name="UrbanBody"><text:span text:style-name="T4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<text:span text:style-name="T5">Import depuis reference.odt</text:span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9:19:21</dc:date>
    <dc:language>fr-FR</dc:language>
    <meta:editing-cycles>78</meta:editing-cycles>
    <meta:editing-duration>P1DT13H21S</meta:editing-duration>
    <dc:creator>Simon Delcourt</dc:creator>
    <meta:document-statistic meta:table-count="0" meta:image-count="0" meta:object-count="0" meta:page-count="1" meta:paragraph-count="18" meta:word-count="117" meta:character-count="957" meta:non-whitespace-character-count="863"/>
    <meta:user-defined meta:name="Info 1"/>
    <meta:user-defined meta:name="Info 2"/>
    <meta:user-defined meta:name="Info 3"/>
    <meta:user-defined meta:name="Info 4"/>
  </office:meta>
</office:document-meta>
</file>